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tal test events: </text:p>
          </table:table-cell>
          <table:table-cell/>
          <table:table-cell office:value-type="float" office:value="300000" calcext:value-type="float">
            <text:p>300000</text:p>
          </table:table-cell>
          <table:table-cell/>
        </table:table-row>
        <table:table-row table:style-name="ro1">
          <table:table-cell office:value-type="string" calcext:value-type="string">
            <text:p><text:s/>Sent events:</text:p>
          </table:table-cell>
          <table:table-cell/>
          <table:table-cell office:value-type="float" office:value="300000" calcext:value-type="float">
            <text:p>300000</text:p>
          </table:table-cell>
          <table:table-cell/>
        </table:table-row>
        <table:table-row table:style-name="ro1">
          <table:table-cell office:value-type="string" calcext:value-type="string">
            <text:p><text:s/>Recv events: </text:p>
          </table:table-cell>
          <table:table-cell/>
          <table:table-cell office:value-type="float" office:value="900000" calcext:value-type="float">
            <text:p>9000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out match</text:p>
          </table:table-cell>
          <table:table-cell/>
          <table:table-cell office:value-type="string" calcext:value-type="string">
            <text:p>with 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05987383" calcext:value-type="float">
            <text:p>1.205987383</text:p>
          </table:table-cell>
          <table:table-cell/>
          <table:table-cell office:value-type="float" office:value="1.356067716" calcext:value-type="float">
            <text:p>1.3560677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36874176" calcext:value-type="float">
            <text:p>1.236874176</text:p>
          </table:table-cell>
          <table:table-cell/>
          <table:table-cell office:value-type="float" office:value="1.360829051" calcext:value-type="float">
            <text:p>1.3608290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36413685" calcext:value-type="float">
            <text:p>1.336413685</text:p>
          </table:table-cell>
          <table:table-cell/>
          <table:table-cell office:value-type="float" office:value="1.381466709" calcext:value-type="float">
            <text:p>1.3814667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43272173" calcext:value-type="float">
            <text:p>1.343272173</text:p>
          </table:table-cell>
          <table:table-cell/>
          <table:table-cell office:value-type="float" office:value="1.208324474" calcext:value-type="float">
            <text:p>1.2083244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92292908" calcext:value-type="float">
            <text:p>1.192292908</text:p>
          </table:table-cell>
          <table:table-cell/>
          <table:table-cell office:value-type="float" office:value="1.295566228" calcext:value-type="float">
            <text:p>1.2955662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1322307" calcext:value-type="float">
            <text:p>1.31322307</text:p>
          </table:table-cell>
          <table:table-cell/>
          <table:table-cell office:value-type="float" office:value="1.243288094" calcext:value-type="float">
            <text:p>1.2432880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39971168" calcext:value-type="float">
            <text:p>1.339971168</text:p>
          </table:table-cell>
          <table:table-cell/>
          <table:table-cell office:value-type="float" office:value="1.393664314" calcext:value-type="float">
            <text:p>1.3936643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44389298" calcext:value-type="float">
            <text:p>1.344389298</text:p>
          </table:table-cell>
          <table:table-cell/>
          <table:table-cell office:value-type="float" office:value="1.138968572" calcext:value-type="float">
            <text:p>1.1389685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50260675" calcext:value-type="float">
            <text:p>1.350260675</text:p>
          </table:table-cell>
          <table:table-cell/>
          <table:table-cell office:value-type="float" office:value="1.309822883" calcext:value-type="float">
            <text:p>1.3098228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21642117" calcext:value-type="float">
            <text:p>1.321642117</text:p>
          </table:table-cell>
          <table:table-cell/>
          <table:table-cell office:value-type="float" office:value="1.294294287" calcext:value-type="float">
            <text:p>1.2942942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94662464" calcext:value-type="float">
            <text:p>1.294662464</text:p>
          </table:table-cell>
          <table:table-cell/>
          <table:table-cell office:value-type="float" office:value="1.322457007" calcext:value-type="float">
            <text:p>1.322457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27441838" calcext:value-type="float">
            <text:p>1.227441838</text:p>
          </table:table-cell>
          <table:table-cell/>
          <table:table-cell office:value-type="float" office:value="1.30534491" calcext:value-type="float">
            <text:p>1.3053449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6:.B17])" office:value-type="float" office:value="1.29220257958333" calcext:value-type="float">
            <text:p>1.29220257958333</text:p>
          </table:table-cell>
          <table:table-cell/>
          <table:table-cell table:formula="of:=AVERAGE([.D6:.D17])" office:value-type="float" office:value="1.30084118708333" calcext:value-type="float">
            <text:p>1.30084118708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5:57:06.772352170</meta:creation-date>
    <dc:date>2023-12-11T17:24:55.399674308</dc:date>
    <meta:editing-duration>PT1H7M28S</meta:editing-duration>
    <meta:editing-cycles>1</meta:editing-cycles>
    <meta:document-statistic meta:table-count="1" meta:cell-count="47" meta:object-count="0"/>
    <meta:generator>LibreOffice/7.0.4.2$Linux_X86_64 LibreOffice_project/00$Build-2</meta:generator>
  </office:meta>
</office:document-meta>
</file>